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cm"/>
      <style:text-properties fo:color="#d4d4d4" style:font-name="Menlo" fo:font-size="7.59999990463257pt" fo:font-weight="normal" fo:background-color="#1e1e1e"/>
    </style:style>
    <style:style style:name="P2" style:family="paragraph" style:parent-style-name="Standard">
      <style:paragraph-properties style:line-height-at-least="0.4cm"/>
    </style:style>
    <style:style style:name="P3" style:family="paragraph" style:parent-style-name="Standard">
      <style:paragraph-properties style:line-height-at-least="0.4cm" fo:text-align="center" style:justify-single-word="false"/>
      <style:text-properties fo:color="#569cd6" style:font-name="Menlo" fo:font-size="14pt" fo:font-weight="normal" officeooo:rsid="000b9b26" officeooo:paragraph-rsid="000b9b26" fo:background-color="#1e1e1e" style:font-size-asian="14pt" style:font-size-complex="14pt"/>
    </style:style>
    <style:style style:name="P4" style:family="paragraph" style:parent-style-name="Standard">
      <style:paragraph-properties style:line-height-at-least="0.4cm"/>
      <style:text-properties fo:color="#569cd6" style:font-name="Menlo" fo:font-size="7.59999990463257pt" fo:font-weight="normal" fo:background-color="#1e1e1e"/>
    </style:style>
    <style:style style:name="T1" style:family="text">
      <style:text-properties fo:color="#569cd6"/>
    </style:style>
    <style:style style:name="T2" style:family="text">
      <style:text-properties fo:color="#4fc1ff"/>
    </style:style>
    <style:style style:name="T3" style:family="text">
      <style:text-properties fo:color="#9cdcfe"/>
    </style:style>
    <style:style style:name="T4" style:family="text">
      <style:text-properties fo:color="#dcdcaa"/>
    </style:style>
    <style:style style:name="T5" style:family="text">
      <style:text-properties fo:color="#ce9178"/>
    </style:style>
    <style:style style:name="T6" style:family="text">
      <style:text-properties fo:color="#6a99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nipulation du DOM</text:p>
      <text:p text:style-name="P4"/>
      <text:p text:style-name="P1"><text:span text:style-name="T1">const</text:span> <text:span text:style-name="T2">rouge</text:span> = <text:span text:style-name="T3">document</text:span>.<text:span text:style-name="T4">querySelector</text:span>(<text:span text:style-name="T5">'.rouge'</text:span>);</text:p>
      <text:p text:style-name="P1"><text:span text:style-name="T1">const</text:span> <text:span text:style-name="T2">vert</text:span> = <text:span text:style-name="T3">document</text:span>.<text:span text:style-name="T4">querySelector</text:span>(<text:span text:style-name="T5">'.vert'</text:span>);</text:p>
      <text:p text:style-name="P1"><text:span text:style-name="T1">const</text:span> <text:span text:style-name="T2">bleu</text:span> = <text:span text:style-name="T3">document</text:span>.<text:span text:style-name="T4">querySelector</text:span>(<text:span text:style-name="T5">'.bleu'</text:span>);</text:p>
      <text:p text:style-name="P1"><text:span text:style-name="T1">const</text:span> <text:span text:style-name="T2">parent</text:span> = <text:span text:style-name="T3">document</text:span>.<text:span text:style-name="T3">body</text:span>; </text:p>
      <text:p text:style-name="P1"><text:span text:style-name="T1">const</text:span> <text:span text:style-name="T2">jaune</text:span> = <text:span text:style-name="T3">document</text:span>.<text:span text:style-name="T4">createElement</text:span>(<text:span text:style-name="T5">'div'</text:span>); <text:span text:style-name="T6">// création de la balise jaune</text:span></text:p>
      <text:p text:style-name="P1"><text:span text:style-name="T1">const</text:span> <text:span text:style-name="T2">nouveauP</text:span> = <text:span text:style-name="T3">document</text:span>.<text:span text:style-name="T4">createElement</text:span>(<text:span text:style-name="T5">'p'</text:span>);</text:p>
      <text:p text:style-name="P2"/>
      <text:p text:style-name="P1"><text:span text:style-name="T2">jaune</text:span>.<text:span text:style-name="T2">classList</text:span>.<text:span text:style-name="T4">add</text:span>(<text:span text:style-name="T5">'jaune'</text:span>); <text:span text:style-name="T6">// ajout de la la classe jaune </text:span></text:p>
      <text:p text:style-name="P1"><text:span text:style-name="T2">jaune</text:span>.<text:span text:style-name="T3">textContent</text:span> = <text:span text:style-name="T5">'Jaune'</text:span>; <text:span text:style-name="T6">// texte dans le html</text:span></text:p>
      <text:p text:style-name="P1"><text:span text:style-name="T2">nouveauP</text:span>.<text:span text:style-name="T3">textContent</text:span> = <text:span text:style-name="T5">'Bonjour'</text:span>;</text:p>
      <text:p text:style-name="P1"><text:span text:style-name="T2">nouveauP</text:span>.<text:span text:style-name="T2">classList</text:span>.<text:span text:style-name="T4">add</text:span>(<text:span text:style-name="T5">'important'</text:span>); <text:span text:style-name="T6">// Ajout de la class important </text:span></text:p>
      <text:p text:style-name="P1"><text:span text:style-name="T2">nouveauP</text:span>.<text:span text:style-name="T2">style</text:span>.<text:span text:style-name="T3">background</text:span> = <text:span text:style-name="T5">'green'</text:span>; </text:p>
      <text:p text:style-name="P2"/>
      <text:p text:style-name="P1"><text:span text:style-name="T3">parent</text:span>.<text:span text:style-name="T4">appendChild</text:span>(<text:span text:style-name="T2">jaune</text:span>); <text:span text:style-name="T6">// On relie de la balise jaune dans le DOM</text:span></text:p>
      <text:p text:style-name="P1"><text:span text:style-name="T3">parent</text:span>.<text:span text:style-name="T4">appendChild</text:span>(<text:span text:style-name="T2">nouveauP</text:span>); <text:span text:style-name="T6">// On relie le nouveau paragrpahe au DOM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1T13:52:15.539135266</meta:creation-date>
    <dc:date>2020-10-01T13:53:26.863049702</dc:date>
    <meta:editing-duration>PT1M13S</meta:editing-duration>
    <meta:editing-cycles>1</meta:editing-cycles>
    <meta:generator>LibreOffice/6.1.0.3$MacOSX_X86_64 LibreOffice_project/efb621ed25068d70781dc026f7e9c5187a4decd1</meta:generator>
    <meta:document-statistic meta:table-count="0" meta:image-count="0" meta:object-count="0" meta:page-count="1" meta:paragraph-count="14" meta:word-count="82" meta:character-count="694" meta:non-whitespace-character-count="622"/>
  </office:meta>
</office:document-meta>
</file>